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7d3" officeooo:paragraph-rsid="0005e7d3"/>
    </style:style>
    <style:style style:name="P2" style:family="paragraph" style:parent-style-name="Standard">
      <style:text-properties fo:font-weight="bold" officeooo:rsid="0005e7d3" officeooo:paragraph-rsid="0005e7d3" style:font-weight-asian="bold" style:font-weight-complex="bold"/>
    </style:style>
    <style:style style:name="P3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4" style:family="paragraph" style:parent-style-name="Standard">
      <style:text-properties fo:font-weight="bold" officeooo:rsid="001183e3" officeooo:paragraph-rsid="001183e3" style:font-weight-asian="bold" style:font-weight-complex="bold"/>
    </style:style>
    <style:style style:name="P5" style:family="paragraph" style:parent-style-name="Standard">
      <style:text-properties officeooo:rsid="001183e3" officeooo:paragraph-rsid="001183e3"/>
    </style:style>
    <style:style style:name="P6" style:family="paragraph" style:parent-style-name="Standard">
      <style:text-properties officeooo:rsid="001183e3" officeooo:paragraph-rsid="0012fec4"/>
    </style:style>
    <style:style style:name="P7" style:family="paragraph" style:parent-style-name="Standard">
      <style:text-properties officeooo:rsid="0014c92b" officeooo:paragraph-rsid="0014c92b"/>
    </style:style>
    <style:style style:name="T1" style:family="text">
      <style:text-properties officeooo:rsid="000fb5bb"/>
    </style:style>
    <style:style style:name="T2" style:family="text">
      <style:text-properties officeooo:rsid="0012fec4"/>
    </style:style>
    <style:style style:name="T3" style:family="text">
      <style:text-properties officeooo:rsid="00133e7f"/>
    </style:style>
    <style:style style:name="T4" style:family="text">
      <style:text-properties officeooo:rsid="0014c92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5a037"/>
    </style:style>
    <style:style style:name="T7" style:family="text">
      <style:text-properties officeooo:rsid="001622fd"/>
    </style:style>
    <style:style style:name="T8" style:family="text">
      <style:text-properties officeooo:rsid="00168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 <text:span text:style-name="T1">Relevant Organisations and Social Movements</text:span></text:p>
      <text:p text:style-name="P2"/>
      <text:p text:style-name="P4">The Free Software Movement</text:p>
      <text:p text:style-name="P1"/>
      <text:p text:style-name="P7">There is a movement of people dedicated to the creation and promotion of free software. Free software is free in the following ways:</text:p>
      <text:p text:style-name="P1"/>
      <text:p text:style-name="P5"><text:span text:style-name="T5">Free as in Free Speech:</text:span> The literal definition of free software is software which can be examined, modified, copied and sold freely.</text:p>
      <text:p text:style-name="P5"/>
      <text:p text:style-name="P5"><text:span text:style-name="T5">Free as in Free Beer:</text:span> Free software, in addition to being free, tends not to cost anything. If you're coding on a budget, this is what you use.</text:p>
      <text:p text:style-name="P5"/>
      <text:p text:style-name="P5"><text:span text:style-name="T5">Free as in Free Weights:</text:span> My curriculum is based on <text:span text:style-name="T7">learning</text:span> by making changes to existing programs, instead of coding from scratch. Being free to modify <text:span text:style-name="T7">programs</text:span> makes that possible.</text:p>
      <text:p text:style-name="P5"/>
      <text:p text:style-name="P5"><text:span text:style-name="T5">Free as in Free Publicity:</text:span> If you write free software, it spreads more <text:span text:style-name="T3">easily</text:span> than <text:span text:style-name="T3">copyrighted</text:span>, which means you can use it to <text:span text:style-name="T3">build a portfolio and</text:span> make a name for yourself. In particular, the GNU is hunting for <text:span text:style-name="T4">examples of</text:span> free software <text:span text:style-name="T4">being used </text:span>in education.</text:p>
      <text:p text:style-name="P1"/>
      <text:p text:style-name="P4">Effective Altruism and 80000 Hours</text:p>
      <text:p text:style-name="P1"/>
      <text:p text:style-name="P6">Effective Altruism is a movement whose ethos can be summarised as “become powerful and do good”. This is relevant to you even if you<text:span text:style-name="T7">'re only interested in</text:span> the “become powerful” part. <text:span text:style-name="T2">We're disproportionately composed of tech workers at the start of our career, so we're an excellent opportunity for networking and advice.</text:span></text:p>
      <text:p text:style-name="P6"/>
      <text:p text:style-name="P6">80000 Hours is a related organisation which gives <text:span text:style-name="T6">excellent</text:span> career advice, <text:span text:style-name="T2">most of it</text:span> available for free online. <text:span text:style-name="T7">This advice tends to be targeted at recent graduates from elite universities, but much of it will still be relevant to you, especially regarding jobseeking and salary negotiation.</text:span></text:p>
      <text:p text:style-name="P5"/>
      <text:p text:style-name="P4">Freeformers</text:p>
      <text:p text:style-name="P1"/>
      <text:p text:style-name="P6">Freeformers is a <text:span text:style-name="T8">London-based</text:span> 'digital transformation company'. They <text:span text:style-name="T6">run events which teach senior members of companies tech skills, and also </text:span>provide free <text:span text:style-name="T2">entry-level</text:span> tech training for people in the 16-25 age bracket. <text:span text:style-name="T2">My approach is based on theirs; if you've ever thought “wow, this course is great, but I wish it were more polished and less cynical”, Freeformers are for you.</text:span></text:p>
      <text:p text:style-name="P6"/>
      <text:p text:style-name="P6">They also <text:span text:style-name="T2">recruit trainers and helpers to deliver 'Upload Live' events (these are held every few months, almost always on a weekend; so they're unlikely to interfere with other plans). It's generally true that tech companies care more about ability than qualifications, but nowhere is it more true than with Freeformers; if you can do the work, and can prove it, you're in.</text:span></text:p>
      <text:p text:style-name="P1"/>
      <text:p text:style-name="P4">Udacity, <text:span text:style-name="T8">E</text:span>dX, Coursera, Khan Academy, etc</text:p>
      <text:p text:style-name="P1"/>
      <text:p text:style-name="P5">Many companies offer online courses and resources for free. These <text:span text:style-name="T3">can sometimes be good, but they're most useful as a way to find out what's worth knowing. Be warned: most people doing most courses won't be able to work on them for more than a few hours a day.</text:span></text:p>
      <text:p text:style-name="P5"/>
      <text:p text:style-name="P7">They also offer paid courses recognised by industry. A 'nanodegree' <text:span text:style-name="T8">from Udacity</text:span> will take about six to twelve months to complete, and cost £150/month. <text:span text:style-name="T8">If you plan to take one, it's a good idea to work through a few free courses first, to make sure the format agrees with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43:25.586178761</dc:date>
    <dc:creator>U </dc:creator>
    <meta:editing-duration>PT11H22M20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493" meta:character-count="2912" meta:non-whitespace-character-count="2435"/>
  </office:meta>
</office:document-meta>
</file>